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67c7" officeooo:paragraph-rsid="001967c7"/>
    </style:style>
    <style:style style:name="P2" style:family="paragraph" style:parent-style-name="Standard">
      <style:text-properties officeooo:rsid="001b1b8d" officeooo:paragraph-rsid="001b1b8d"/>
    </style:style>
    <style:style style:name="T1" style:family="text">
      <style:text-properties officeooo:rsid="0019ee44"/>
    </style:style>
    <style:style style:name="T2" style:family="text">
      <style:text-properties officeooo:rsid="001b1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:</text:p>
      <text:p text:style-name="P1"/>
      <text:p text:style-name="P1">Eure Lordschaft, guck<text:span text:style-name="T1">t euch</text:span> sich um. Tipp<text:span text:style-name="T1">t</text:span> dafür: „gucken“.</text:p>
      <text:p text:style-name="P1"/>
      <text:p text:style-name="P1">P: <text:span text:style-name="T1">um</text:span>gucken</text:p>
      <text:p text:style-name="P1"/>
      <text:p text:style-name="P1"><text:span text:style-name="T1">Ihr</text:span> finde<text:span text:style-name="T1">t</text:span> eine Truhe. Öffne<text:span text:style-name="T1">t</text:span> die Truhe indem <text:span text:style-name="T1">Ihr</text:span>: „öffne truhe“ einge<text:span text:style-name="T1">bt</text:span>.</text:p>
      <text:p text:style-name="P1"/>
      <text:p text:style-name="P1">P: öffne truhe</text:p>
      <text:p text:style-name="P1"/>
      <text:p text:style-name="P1">In der Truhe befindet sich ein Schwert. Dies wird <text:span text:style-name="T1">euch</text:span> beim bekämpfen von Gegnern helfen.</text:p>
      <text:p text:style-name="P1">Der Raum in dem <text:span text:style-name="T1">Ihr euch </text:span>befinde<text:span text:style-name="T1">t</text:span> hat eine Tür im Norden. Geh<text:span text:style-name="T1">t</text:span> durch diese Tür indem <text:span text:style-name="T1">Ihr</text:span>: „gehe norden“ eingeben.</text:p>
      <text:p text:style-name="P1"/>
      <text:p text:style-name="P1">P: gehe norden</text:p>
      <text:p text:style-name="P1"/>
      <text:p text:style-name="P1"><text:span text:style-name="T1">Ihr</text:span> betrete<text:span text:style-name="T1">t</text:span> einen neuen Raum. In diesem Raum befindet sich ein Troll. Besieg<text:span text:style-name="T1">t</text:span> den Troll indem <text:span text:style-name="T1">Ihr</text:span> mit „nehme Schwert“ <text:span text:style-name="T1">euer</text:span> Schwert ausrüste<text:span text:style-name="T1">t</text:span>.</text:p>
      <text:p text:style-name="P1"/>
      <text:p text:style-name="P1">P: nehme Schwert</text:p>
      <text:p text:style-name="P1"/>
      <text:p text:style-name="P1">Sehr gut nun greif<text:span text:style-name="T1">t</text:span> <text:span text:style-name="T1">euren</text:span> Feind an. Nutz<text:span text:style-name="T1">t</text:span> dafür den Befehl „attakiere troll“</text:p>
      <text:p text:style-name="P1"/>
      <text:p text:style-name="P1">P: attakiere troll</text:p>
      <text:p text:style-name="P1"/>
      <text:p text:style-name="P1"><text:span text:style-name="T1">Ihr</text:span> greif<text:span text:style-name="T1">t</text:span> den Troll an. Mit einem kräftigen Schwerthieb streck<text:span text:style-name="T1">t</text:span> <text:span text:style-name="T1">Ihr</text:span> den Troll nieder und könn<text:span text:style-name="T1">t</text:span> nun <text:span text:style-name="T2">den Raum erkunden.</text:span></text:p>
      <text:p text:style-name="P1"/>
      <text:p text:style-name="P2">P: umgucken</text:p>
      <text:p text:style-name="P2"/>
      <text:p text:style-name="P2">Im Norden des Raumes befindet sich eine Tür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5:11:45.761000000</meta:creation-date>
    <dc:date>2023-09-06T15:56:39.700000000</dc:date>
    <meta:editing-duration>PT44M53S</meta:editing-duration>
    <meta:editing-cycles>3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15" meta:word-count="138" meta:character-count="807" meta:non-whitespace-character-count="684"/>
  </office:meta>
</office:document-meta>
</file>